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1.88cm"/>
    </style:style>
    <style:style style:name="co3" style:family="table-column">
      <style:table-column-properties fo:break-before="auto" style:column-width="0.958cm"/>
    </style:style>
    <style:style style:name="co4" style:family="table-column">
      <style:table-column-properties fo:break-before="auto" style:column-width="0.905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loki_numb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oki_13.csv</text:p>
          </table:table-cell>
          <table:table-cell office:value-type="string" calcext:value-type="string">
            <text:p>rs238148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C/C 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loki_36.csv</text:p>
          </table:table-cell>
          <table:table-cell office:value-type="string" calcext:value-type="string">
            <text:p>rs238148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C/C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loki_1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oki_15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oki_2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oki_22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oki_23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oki_27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oki_29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oki_3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loki_43.csv</text:p>
          </table:table-cell>
          <table:table-cell table:number-columns-repeated="2" table:style-name="ce1" office:value-type="string" calcext:value-type="string">
            <text:p>rs238148 </text:p>
          </table:table-cell>
          <table:table-cell table:style-name="ce1" office:value-type="string" calcext:value-type="string">
            <text:p>C/T 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oki_44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oki_10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oki_11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oki_12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loki_14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oki_16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oki_17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loki_18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oki_19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oki_20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loki_21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oki_24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oki_25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oki_26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oki_28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oki_30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oki_31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oki_32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oki_33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oki_34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oki_35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oki_37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oki_38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oki_39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oki_4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oki_40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oki_41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oki_42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oki_45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oki_46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oki_47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oki_5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oki_6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oki_8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loki_9.csv</text:p>
          </table:table-cell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</table:table>
      <table:named-expressions/>
      <table:database-ranges>
        <table:database-range table:name="__Anonymous_Sheet_DB__0" table:target-range-address="loki_number.A1:loki_number.G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14:49:41.431316000</dc:date>
    <meta:editing-duration>PT19M2S</meta:editing-duration>
    <meta:editing-cycles>1</meta:editing-cycles>
    <meta:document-statistic meta:table-count="1" meta:cell-count="322" meta:object-count="0"/>
    <meta:generator>LibreOffice/4.3.1.2$MacOSX_x86 LibreOffice_project/958349dc3b25111dbca392fbc281a05559ef6848</meta:generator>
  </office:meta>
</office:document-meta>
</file>